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4.962cm" svg:x="0.026cm" svg:y="4.574cm" svg:viewBox="0 0 14061 4963" svg:d="M0 2482l3722-2482M3722 0l-413 1241M3309 1241h6478M9787 1241l552-827M10339 414l3722-414M14061 0l-1655 2482M12406 2482l1655 2481M14061 4963l-3722-413M10339 4550l-552-828M9787 3722h-6478M3309 3722l413 1241M3722 4963l-3722-248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